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Standard">
      <style:text-properties officeooo:rsid="0094a26e" officeooo:paragraph-rsid="0094a26e"/>
    </style:style>
    <style:style style:name="P134" style:family="paragraph" style:parent-style-name="Standard">
      <style:text-properties officeooo:rsid="0094cb7a" officeooo:paragraph-rsid="0094cb7a"/>
    </style:style>
    <style:style style:name="P135" style:family="paragraph" style:parent-style-name="Standard">
      <style:text-properties officeooo:rsid="00954cfd" officeooo:paragraph-rsid="00954cfd"/>
    </style:style>
    <style:style style:name="P136" style:family="paragraph" style:parent-style-name="Standard">
      <style:text-properties officeooo:rsid="0095c653" officeooo:paragraph-rsid="0095c653"/>
    </style:style>
    <style:style style:name="P137" style:family="paragraph" style:parent-style-name="Standard">
      <style:text-properties officeooo:rsid="009636f0" officeooo:paragraph-rsid="009636f0"/>
    </style:style>
    <style:style style:name="P138" style:family="paragraph" style:parent-style-name="Standard">
      <style:text-properties officeooo:rsid="00972a5a" officeooo:paragraph-rsid="00972a5a"/>
    </style:style>
    <style:style style:name="P139" style:family="paragraph" style:parent-style-name="Standard">
      <style:text-properties officeooo:rsid="009813ba" officeooo:paragraph-rsid="009813ba"/>
    </style:style>
    <style:style style:name="P140" style:family="paragraph" style:parent-style-name="Standard">
      <style:text-properties officeooo:rsid="0099bc02" officeooo:paragraph-rsid="0099bc02"/>
    </style:style>
    <style:style style:name="P141" style:family="paragraph" style:parent-style-name="Standard">
      <style:text-properties officeooo:rsid="009a7c5e" officeooo:paragraph-rsid="009a7c5e"/>
    </style:style>
    <style:style style:name="P142" style:family="paragraph" style:parent-style-name="Standard">
      <style:text-properties officeooo:rsid="009e4066" officeooo:paragraph-rsid="009e4066"/>
    </style:style>
    <style:style style:name="P143" style:family="paragraph" style:parent-style-name="Standard">
      <style:text-properties officeooo:rsid="009e63ca" officeooo:paragraph-rsid="009e63ca"/>
    </style:style>
    <style:style style:name="P144" style:family="paragraph" style:parent-style-name="Standard">
      <style:text-properties officeooo:rsid="009f4946" officeooo:paragraph-rsid="009f4946"/>
    </style:style>
    <style:style style:name="P145" style:family="paragraph" style:parent-style-name="Standard">
      <style:text-properties officeooo:rsid="00a14461" officeooo:paragraph-rsid="00a14461"/>
    </style:style>
    <style:style style:name="P146" style:family="paragraph" style:parent-style-name="Standard">
      <style:text-properties officeooo:rsid="00a28558" officeooo:paragraph-rsid="00a28558"/>
    </style:style>
    <style:style style:name="P147" style:family="paragraph" style:parent-style-name="Standard">
      <style:text-properties officeooo:rsid="00a2d8ab" officeooo:paragraph-rsid="00a2d8ab"/>
    </style:style>
    <style:style style:name="P148" style:family="paragraph" style:parent-style-name="Standard">
      <style:text-properties officeooo:rsid="00a42700" officeooo:paragraph-rsid="00a42700"/>
    </style:style>
    <style:style style:name="P149" style:family="paragraph" style:parent-style-name="Standard">
      <style:text-properties officeooo:rsid="00a4bc18" officeooo:paragraph-rsid="00a4bc18"/>
    </style:style>
    <style:style style:name="P150" style:family="paragraph" style:parent-style-name="Standard">
      <style:text-properties officeooo:rsid="00a500a4" officeooo:paragraph-rsid="00a500a4"/>
    </style:style>
    <style:style style:name="P151" style:family="paragraph" style:parent-style-name="Standard">
      <style:text-properties officeooo:rsid="00a75ca0" officeooo:paragraph-rsid="00a75ca0"/>
    </style:style>
    <style:style style:name="P152" style:family="paragraph" style:parent-style-name="Standard">
      <style:text-properties officeooo:rsid="00a94617" officeooo:paragraph-rsid="00a94617"/>
    </style:style>
    <style:style style:name="P153" style:family="paragraph" style:parent-style-name="Standard">
      <style:text-properties officeooo:rsid="00a9c340" officeooo:paragraph-rsid="00a9c340"/>
    </style:style>
    <style:style style:name="P154" style:family="paragraph" style:parent-style-name="Standard">
      <style:text-properties officeooo:rsid="00aae9cc" officeooo:paragraph-rsid="00aae9cc"/>
    </style:style>
    <style:style style:name="P155" style:family="paragraph" style:parent-style-name="Standard">
      <style:text-properties officeooo:rsid="00aaf7c9" officeooo:paragraph-rsid="00aaf7c9"/>
    </style:style>
    <style:style style:name="P156" style:family="paragraph" style:parent-style-name="Standard">
      <style:text-properties officeooo:rsid="00abebc6" officeooo:paragraph-rsid="00abebc6"/>
    </style:style>
    <style:style style:name="P157" style:family="paragraph" style:parent-style-name="Standard">
      <style:text-properties officeooo:rsid="00ad5247" officeooo:paragraph-rsid="00ad5247"/>
    </style:style>
    <style:style style:name="P158" style:family="paragraph" style:parent-style-name="Standard">
      <style:text-properties officeooo:rsid="00af3248" officeooo:paragraph-rsid="00af3248"/>
    </style:style>
    <style:style style:name="P159" style:family="paragraph" style:parent-style-name="Standard">
      <style:text-properties officeooo:rsid="00b0c2f5" officeooo:paragraph-rsid="00b0c2f5"/>
    </style:style>
    <style:style style:name="P160" style:family="paragraph" style:parent-style-name="Standard">
      <style:text-properties officeooo:rsid="00b22670" officeooo:paragraph-rsid="00b22670"/>
    </style:style>
    <style:style style:name="P161" style:family="paragraph" style:parent-style-name="Standard">
      <style:text-properties officeooo:rsid="00b3a5ca" officeooo:paragraph-rsid="00b3a5ca"/>
    </style:style>
    <style:style style:name="P162" style:family="paragraph" style:parent-style-name="Text_20_body">
      <style:text-properties officeooo:rsid="004519ee" officeooo:paragraph-rsid="004519ee"/>
    </style:style>
    <style:style style:name="P163" style:family="paragraph" style:parent-style-name="Text_20_body">
      <style:text-properties officeooo:rsid="008a7164" officeooo:paragraph-rsid="008a7164"/>
    </style:style>
    <style:style style:name="P164" style:family="paragraph" style:parent-style-name="Text_20_body">
      <style:paragraph-properties fo:margin-left="0cm" fo:margin-right="0cm" fo:margin-top="0cm" fo:margin-bottom="0cm" style:contextual-spacing="false" fo:text-indent="0cm" style:auto-text-indent="false"/>
    </style:style>
    <style:style style:name="P165" style:family="paragraph" style:parent-style-name="Preformatted_20_Text">
      <style:text-properties officeooo:rsid="001fe3e5" officeooo:paragraph-rsid="001fe3e5"/>
    </style:style>
    <style:style style:name="P166" style:family="paragraph" style:parent-style-name="Preformatted_20_Text">
      <style:paragraph-properties fo:margin-top="0cm" fo:margin-bottom="0.499cm" style:contextual-spacing="false"/>
    </style:style>
    <style:style style:name="P167" style:family="paragraph" style:parent-style-name="Header">
      <style:text-properties officeooo:paragraph-rsid="009d1926"/>
    </style:style>
    <style:style style:name="P168" style:family="paragraph" style:parent-style-name="Heading_20_3">
      <style:text-properties officeooo:rsid="009e4066" officeooo:paragraph-rsid="009e4066"/>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T19" style:family="text">
      <style:text-properties officeooo:rsid="009dde6d"/>
    </style:style>
    <style:style style:name="T20" style:family="text">
      <style:text-properties officeooo:rsid="009f4946"/>
    </style:style>
    <style:style style:name="T21" style:family="text">
      <style:text-properties officeooo:rsid="00a3342f"/>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65"><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62">number = input("enter a number")</text:p>
      <text:p text:style-name="P164">count = 1</text:p>
      <text:p text:style-name="P164">number = int(number)</text:p>
      <text:p text:style-name="P164">while count &lt;= number:</text:p>
      <text:p text:style-name="P164">print (number)</text:p>
      <text:p text:style-name="P164">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63">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66">[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text:p text:style-name="P133">27 March 2015</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text:p text:style-name="P133">010: scope and modules</text:p>
      <text:p text:style-name="P134">separate space for that variable that allows us to have infinite number of variables and also to repeat the names</text:p>
      <text:p text:style-name="P134">what can I access from different points = visibility</text:p>
      <text:p text:style-name="P134">need to know or have an idea where the things are stored</text:p>
      <text:p text:style-name="P134">namespace = the functions have certain variables in a space in memory</text:p>
      <text:p text:style-name="P134"><text:soft-page-break/>namespace is kinda like a dictionary</text:p>
      <text:p text:style-name="P134">behave the same as a dictionary</text:p>
      <text:p text:style-name="P134"/>
      <text:p text:style-name="P134">if you do things on terminal then after you defined a function and used it once, it will not be kept in memory so when you want it again then it will not be there</text:p>
      <text:p text:style-name="P134">three types: local, global and built-in dictionaries</text:p>
      <text:p text:style-name="P134"/>
      <text:p text:style-name="P135">can access things in these spaces in the same way that we do a dictionary =&gt; dictionary[“text”]</text:p>
      <text:p text:style-name="P135">it is not the same as the dir function to get information about it</text:p>
      <text:p text:style-name="P135">if you type in global() you will see all the things in it</text:p>
      <text:p text:style-name="P135">when you are in main part of program then local and global will both be the same. But if you create a function in for example the local() space then it will be different than from the global part</text:p>
      <text:p text:style-name="P135">when you create a loc<text:span text:style-name="T17">a</text:span>l function then it will be in there in global, but the function will not be executed</text:p>
      <text:p text:style-name="P135">but still as soon as the function is done executing then the function variables will be gone and the memory can be allocated fro something else</text:p>
      <text:p text:style-name="P135">don<text:span text:style-name="T17">'</text:span>t execute a function when still defining it but need to first call a function when you want it to executed</text:p>
      <text:p text:style-name="P135"/>
      <text:p text:style-name="P135">global<text:span text:style-name="T17">'</text:span>s contain everything </text:p>
      <text:p text:style-name="P135"/>
      <text:p text:style-name="P136">if the value of a function is not in the local then python will go look for it outside in the global space</text:p>
      <text:p text:style-name="P136">here you should think about how python interprets the script</text:p>
      <text:p text:style-name="P136"/>
      <text:p text:style-name="P136">try to always use local variables because globals can be used as a problem solver but dont use it unless it is very very necessary</text:p>
      <text:p text:style-name="P136"/>
      <text:p text:style-name="P137">import function can be used to import things from different spaces</text:p>
      <text:p text:style-name="P137">you can import files and functions</text:p>
      <text:p text:style-name="P137">you dont have to state that it is .py at the end because python will take it as being .py.</text:p>
      <text:p text:style-name="P137"/>
      <text:p text:style-name="P137">Symbol.name can either be a variable or a function</text:p>
      <text:p text:style-name="P137"/>
      <text:p text:style-name="P138">when looking at the examples you need to keep track in which space the values are stored in order to know which ones will be printed</text:p>
      <text:p text:style-name="P139">everytime you inport a new module then you are making a whole new environment</text:p>
      <text:p text:style-name="P139">can still create dir function on modules in order to get whatever is in there</text:p>
      <text:p text:style-name="P139">can check it my saying print(dir(module))</text:p>
      <text:p text:style-name="P139"/>
      <text:p text:style-name="P139">slide 15</text:p>
      <text:p text:style-name="P139">from my module take everything and put it in global</text:p>
      <text:p text:style-name="P139">then for example the function to print now exists because it will not go look in other places for the variables</text:p>
      <text:p text:style-name="P139">when you do this you will overwrite everything in the global which was there especially the <text:span text:style-name="T18">variables</text:span> that already existed there</text:p>
      <text:p text:style-name="P140">try to make modules of the exercises functions into different spaces</text:p>
      <text:p text:style-name="P140"/>
      <text:p text:style-name="P141">assign<text:span text:style-name="T19">ment 2:</text:span></text:p>
      <text:p text:style-name="P141">take what is on url and make it a variable = “”” <text:s text:c="2"/>“””</text:p>
      <text:p text:style-name="P141">similar to the idea of the movies</text:p>
      <text:p text:style-name="P142"><text:soft-page-break/>30 March 2015</text:p>
      <text:h text:style-name="P168" text:outline-level="3">011: Standard Modules, random, time, os and sys</text:h>
      <text:p text:style-name="P143">Keep looking at the python documentation for modules and try to think what they would call it to be able to find it easier</text:p>
      <text:p text:style-name="P143">if you cant find it there then look at google and then go to stackoverflow</text:p>
      <text:p text:style-name="P143">the linear algebra module can be used to sort out problems like done in matlab</text:p>
      <text:p text:style-name="P143">random can be used to create games where the people will behave randomly</text:p>
      <text:p text:style-name="P143">time <text:span text:style-name="T20">package</text:span> to see how long an algorithm takes to execute a program and get solution</text:p>
      <text:p text:style-name="P144"/>
      <text:p text:style-name="P144">sys module:</text:p>
      <text:p text:style-name="P145">import function into a specific namespace</text:p>
      <text:p text:style-name="P145">bz2 to compress and uncompress a file in python but just check what type of file you can do</text:p>
      <text:p text:style-name="P146">every time you want to use a module you type: import whatever_module</text:p>
      <text:p text:style-name="P146"/>
      <text:p text:style-name="P147">slide 5</text:p>
      <text:p text:style-name="P147">the name of the file and whatever follows is shown after you import the sys.argv</text:p>
      <text:p text:style-name="P147">can open a fasta file by using these command and argument type commands</text:p>
      <text:p text:style-name="P147"/>
      <text:p text:style-name="P147">-<text:span text:style-name="T21">a -n -s is used as arguments for the sys and so can do a program where it receives arguments from the command line but this is just one of the many things you can do with it</text:span></text:p>
      <text:p text:style-name="P147"/>
      <text:p text:style-name="P148">have to import these things every time because its something outside of the normal</text:p>
      <text:p text:style-name="P148"/>
      <text:p text:style-name="P149">when you want to have samples out of a specific list then have to state how many samples you want to have</text:p>
      <text:p text:style-name="P149">use dir(random) to find out more about the specific function.</text:p>
      <text:p text:style-name="P150">Cwd in python and pwd in linux are the same thing.</text:p>
      <text:p text:style-name="P150"/>
      <text:p text:style-name="P151">Time module</text:p>
      <text:p text:style-name="P151">it gives the time in milliseconds since the epoch which was 1 Jan 0:0:0 in 1970</text:p>
      <text:p text:style-name="P151">you can get the tie since the epoch</text:p>
      <text:p text:style-name="P151">can also check the time your algorithm takes to complete a task</text:p>
      <text:p text:style-name="P151"/>
      <text:p text:style-name="P152">slide 16</text:p>
      <text:p text:style-name="P152">the indexes can be used as a list of tuples</text:p>
      <text:p text:style-name="P152"/>
      <text:p text:style-name="P152"/>
      <text:p text:style-name="P153">012: files and formats</text:p>
      <text:p text:style-name="P154">save all the lectures from gustavo and put in python folder</text:p>
      <text:p text:style-name="P155">all files even sound tracks are something that someone can read and write</text:p>
      <text:p text:style-name="P155">find out difference between doc and doc.x and rtf files</text:p>
      <text:p text:style-name="P155">linux deals with files as if they are directories</text:p>
      <text:p text:style-name="P155">speed in the computer depends on where do you get the info from.</text:p>
      <text:p text:style-name="P156">Only going to work with text files</text:p>
      <text:p text:style-name="P156">to open text files we use the function open</text:p>
      <text:p text:style-name="P156">need to be in the right directory for the file to be able to open</text:p>
      <text:p text:style-name="P156">there are three odes to open the files: reading, writing, append.</text:p>
      <text:p text:style-name="P157">Write is not the same as r+ because it can make a new file, or if there is something in that file, then it will delete all things in the file and start as if it is a new file. </text:p>
      <text:p text:style-name="P157"><text:soft-page-break/>So the best one to use is actually r+ because it is the safest because it will not cause loss of info and also not cause the info you are adding to only be added to the end of the file</text:p>
      <text:p text:style-name="P157"/>
      <text:p text:style-name="P157">everytime you read something the pointer moves on</text:p>
      <text:p text:style-name="P157">f.tell() can be used to know where you are in the file currently</text:p>
      <text:p text:style-name="P157">f.seek() can go to a specific point in the file</text:p>
      <text:p text:style-name="P157">0 means from the beginning</text:p>
      <text:p text:style-name="P157">1 means from where I am in the file</text:p>
      <text:p text:style-name="P157">2 means from the end of the file</text:p>
      <text:p text:style-name="P158">these numbers can be used with the f.seek() function.</text:p>
      <text:p text:style-name="P158"/>
      <text:p text:style-name="P158">Read returns a string</text:p>
      <text:p text:style-name="P158">readline returns a string until a new line is in</text:p>
      <text:p text:style-name="P158">readlines creates a list of each of the lines</text:p>
      <text:p text:style-name="P158">like with the assignment if we had a text file then can use readlines to make a list of all the lines to be able to read what is going on</text:p>
      <text:p text:style-name="P158"><text:s/>allways be aware of where the pointer is in the file because this can make a big difference to your output</text:p>
      <text:p text:style-name="P158"/>
      <text:p text:style-name="P158">rstrip() takes out the spaces from the right of the string and so it can take out the \n</text:p>
      <text:p text:style-name="P159">when saying just strip() then it will take out any white space at both sides of the text</text:p>
      <text:p text:style-name="P159"/>
      <text:p text:style-name="P159">the \n at end of the line because this tells the program to go to the next line else it will not go to the next line</text:p>
      <text:p text:style-name="P159"/>
      <text:p text:style-name="P159">writelines doesnt actually write lines because you have to put the new character like \n else it will concatenate everything into a singe line</text:p>
      <text:p text:style-name="P159"/>
      <text:p text:style-name="P160">try this in terminal:</text:p>
      <text:p text:style-name="P160">python3</text:p>
      <text:p text:style-name="P160">newfile = open(“newfile.txt”,”w”)</text:p>
      <text:p text:style-name="P160">newfile.write(“something about airplanes”)</text:p>
      <text:p text:style-name="P160">newfile.close()</text:p>
      <text:p text:style-name="P160">exit()</text:p>
      <text:p text:style-name="P160">ls</text:p>
      <text:p text:style-name="P160">vim newfile.txt</text:p>
      <text:p text:style-name="P160">python3</text:p>
      <text:p text:style-name="P160">newfile = open(“newfile.txt”, “w”)</text:p>
      <text:p text:style-name="P160">newfile.write(“heat?”)</text:p>
      <text:p text:style-name="P160">newfile.close()</text:p>
      <text:p text:style-name="P160">exit()</text:p>
      <text:p text:style-name="P160">can use “a” in place of “w” to be able to append the file in stead of deleting all the contents everytime</text:p>
      <text:p text:style-name="P160">then can play with read and tell to read specific parts and to know which position you are in</text:p>
      <text:p text:style-name="P161">if you dont say how many characters to read then it will show the whole content of a file</text:p>
      <text:p text:style-name="P161"/>
      <text:p text:style-name="P161"/>
      <text:p text:style-name="P160"/>
      <text:p text:style-name="P147"/>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d19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30T15:31:00.621968282</dc:date>
    <meta:editing-duration>P14DT6H13M16S</meta:editing-duration>
    <meta:editing-cycles>118</meta:editing-cycles>
    <meta:generator>LibreOffice/4.2.7.2$Linux_X86_64 LibreOffice_project/420m0$Build-2</meta:generator>
    <meta:document-statistic meta:table-count="0" meta:image-count="0" meta:object-count="0" meta:page-count="19" meta:paragraph-count="686" meta:word-count="6600" meta:character-count="35201" meta:non-whitespace-character-count="28923"/>
  </office:meta>
</office:document-meta>
</file>